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ssues Reported:</text:h>
      <text:p text:style-name="Standard"/>
      <text:p text:style-name="Standard"><text:span text:style-name="T1">Reccuring issuess:</text:span></text:p>
      <text:p text:style-name="Standard"/>
      <text:p text:style-name="Standard">Building visual glitch (scaffold was left behind when a different building was selected to be built) x2</text:p>
      <text:p text:style-name="Standard"/>
      <text:p text:style-name="Standard">No tutorial x2</text:p>
      <text:p text:style-name="Standard"/>
      <text:p text:style-name="Standard"/>
      <text:p text:style-name="P1">One off issues:</text:p>
      <text:p text:style-name="Standard"/>
      <text:p text:style-name="Standard">Overall resource total off screen x1</text:p>
      <text:p text:style-name="Standard"/>
      <text:p text:style-name="Standard">No images for dino's in barracks x1</text:p>
      <text:p text:style-name="Standard"><text:line-break/>No feedback when placing buildings as to if they can be placed or not x1</text:p>
      <text:p text:style-name="Standard"/>
      <text:p text:style-name="Standard">Purpose of storage yard/granary unclear x1</text:p>
      <text:p text:style-name="Standard"/>
      <text:p text:style-name="Standard">Purpose of barracks unclear x1</text:p>
      <text:p text:style-name="Standard"/>
      <text:p text:style-name="Standard">Can place building inside of a tree x1</text:p>
      <text:p text:style-name="Standard"/>
      <text:p text:style-name="Standard">Smith stuck inside building x1</text:p>
      <text:p text:style-name="Standard"/>
      <text:p text:style-name="Standard">Mouse seemingly offset in menu's x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3S</meta:editing-duration>
    <meta:editing-cycles>20</meta:editing-cycles>
    <meta:generator>OpenOffice/4.1.0$Win32 OpenOffice.org_project/410m18$Build-9764</meta:generator>
    <dc:date>2018-04-16T15:55:45.91</dc:date>
    <dc:creator>Douglas Simpson</dc:creator>
    <meta:document-statistic meta:table-count="0" meta:image-count="0" meta:object-count="0" meta:page-count="1" meta:paragraph-count="13" meta:word-count="85" meta:character-count="485"/>
    <meta:user-defined meta:name="Info 1"/>
    <meta:user-defined meta:name="Info 2"/>
    <meta:user-defined meta:name="Info 3"/>
    <meta:user-defined meta:name="Info 4"/>
  </office:meta>
</office:document-meta>
</file>